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38cm" style:rel-column-width="23662*"/>
    </style:style>
    <style:style style:name="Table1.B" style:family="table-column">
      <style:table-column-properties style:column-width="10.862cm" style:rel-column-width="4187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tyle="italic" style:font-style-asian="italic" style:font-style-complex="italic"/>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align="start" style:justify-single-word="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text-properties fo:font-style="italic" style:font-style-asian="italic" style:font-style-complex="italic"/>
    </style:style>
    <style:style style:name="P19" style:family="paragraph" style:parent-style-name="Text_20_body" style:list-style-name="L4">
      <style:text-properties fo:font-style="italic" style:font-style-asian="italic" style:font-style-complex="italic"/>
    </style:style>
    <style:style style:name="P20" style:family="paragraph" style:parent-style-name="Text_20_body" style:list-style-name="L5">
      <style:text-properties fo:font-style="italic" style:font-style-asian="italic" style:font-style-complex="italic"/>
    </style:style>
    <style:style style:name="P21" style:family="paragraph" style:parent-style-name="Text_20_body" style:list-style-name="L6">
      <style:text-properties fo:font-style="italic" style:font-style-asian="italic" style:font-style-complex="italic"/>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6">
      <style:text-properties fo:font-style="normal" style:font-style-asian="normal" style:font-style-complex="normal"/>
    </style:style>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9">
      <style:text-properties fo:font-style="normal" style:font-style-asian="normal" style:font-style-complex="normal"/>
    </style:style>
    <style:style style:name="P27" style:family="paragraph" style:parent-style-name="Text_20_body" style:list-style-name="L7"/>
    <style:style style:name="P28" style:family="paragraph" style:parent-style-name="Text_20_body" style:list-style-name="L9"/>
    <style:style style:name="P29" style:family="paragraph" style:parent-style-name="Text_20_body">
      <style:paragraph-properties fo:margin-left="1.251cm" fo:margin-right="0cm" fo:text-align="start" style:justify-single-word="false" fo:text-indent="0cm" style:auto-text-indent="false"/>
    </style:style>
    <style:style style:name="P30"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fo:font-style="italic" style:font-style-asian="italic" style:font-style-complex="italic"/>
    </style:style>
    <style:style style:name="T7" style:family="text">
      <style:text-properties style:text-position="0% 100%" fo:font-style="normal" style:font-style-asian="normal" style:font-style-complex="normal"/>
    </style:style>
    <style:style style:name="T8" style:family="text">
      <style:text-properties style:text-position="super 58%"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vjezdojedac space combat</text:p>
      <text:p text:style-name="Subtitle">Design documen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679_1610511629" text:style-name="Internet_20_link" text:visited-style-name="Internet_20_link">1 Idea</text:a><text:tab/>2</text:p>
          <text:p text:style-name="P14"><text:a xlink:type="simple" xlink:href="#__RefHeading__789_1610511629" text:style-name="Internet_20_link" text:visited-style-name="Internet_20_link">1.1 Positions</text:a><text:tab/>2</text:p>
          <text:p text:style-name="P14"><text:a xlink:type="simple" xlink:href="#__RefHeading__791_1610511629" text:style-name="Internet_20_link" text:visited-style-name="Internet_20_link">1.2 Fleet control</text:a><text:tab/>2</text:p>
          <text:p text:style-name="P14"><text:a xlink:type="simple" xlink:href="#__RefHeading__571_215773283" text:style-name="Internet_20_link" text:visited-style-name="Internet_20_link">1.3 Sides</text:a><text:tab/>2</text:p>
          <text:p text:style-name="P13"><text:a xlink:type="simple" xlink:href="#__RefHeading__681_1610511629" text:style-name="Internet_20_link" text:visited-style-name="Internet_20_link">2 Phases</text:a><text:tab/>3</text:p>
          <text:p text:style-name="P13"><text:a xlink:type="simple" xlink:href="#__RefHeading__683_1610511629" text:style-name="Internet_20_link" text:visited-style-name="Internet_20_link">3 Calculations</text:a><text:tab/>4</text:p>
          <text:p text:style-name="P14"><text:a xlink:type="simple" xlink:href="#__RefHeading__793_1610511629" text:style-name="Internet_20_link" text:visited-style-name="Internet_20_link">3.1 Ship characteristics used in space combat</text:a><text:tab/>4</text:p>
          <text:p text:style-name="P14"><text:a xlink:type="simple" xlink:href="#__RefHeading__573_215773283" text:style-name="Internet_20_link" text:visited-style-name="Internet_20_link">3.2 Ship state variables</text:a><text:tab/>4</text:p>
          <text:p text:style-name="P14"><text:a xlink:type="simple" xlink:href="#__RefHeading__795_1610511629" text:style-name="Internet_20_link" text:visited-style-name="Internet_20_link">3.3 Weapon characteristics</text:a><text:tab/>5</text:p>
          <text:p text:style-name="P14"><text:a xlink:type="simple" xlink:href="#__RefHeading__797_1610511629" text:style-name="Internet_20_link" text:visited-style-name="Internet_20_link">3.4 Detecting cloaked ships and recloaking</text:a><text:tab/>5</text:p>
          <text:p text:style-name="P14"><text:a xlink:type="simple" xlink:href="#__RefHeading__799_1610511629" text:style-name="Internet_20_link" text:visited-style-name="Internet_20_link">3.5 Fire exchange</text:a><text:tab/>5</text:p>
        </text:index-body>
      </text:table-of-content>
      <text:p text:style-name="Text_20_body"/>
      <text:h text:style-name="Heading_20_1" text:outline-level="1"><text:bookmark text:name="__RefHeading__679_1610511629"/>Idea<text:bookmark-end text:name="__RefHeading__679_1610511629"/></text:h>
      <text:p text:style-name="Text_20_body"><text:tab/>Space combat in Zvjezdojedac is imagined as turn based abstracted fleet confrontation. Abstracted means there is limited control over fleet and ship positions are simplified to "one side shooting other side". Actually, ship positions are simplified to discrete 1D. </text:p>
      <text:p text:style-name="Text_20_body"><text:tab/>Number of combat turns per star system is limited. If the limit is reached before a battle concluded (one side has no ships remaining), the battle ends in draw. Turns not used in combat can be used for planetary bombardment and invasion.</text:p>
      <text:p text:style-name="Text_20_body"><text:tab/>Unlike other turn based games, ships that "drop below zero hit points" do not lose their turn. Destroyed ships are subtracted from owner's fleet after all players have finished their turn. See chapter 2 for clarification.</text:p>
      <text:h text:style-name="Heading_20_2" text:outline-level="2"><text:bookmark text:name="__RefHeading__789_1610511629"/>Positions<text:bookmark-end text:name="__RefHeading__789_1610511629"/></text:h>
      <text:p text:style-name="Text_20_body"><text:tab/>Each side can place ships at one of three positions: 0 (<text:span text:style-name="T1">enemy's front line), 1 (own front line) and 2 (away from battlefield). Ships positioned closer to enemies gain bonus to precision and sensor strength at expanse of cloaking, jamming and evasion efficiency. Increasing distance has opposite bonuses and penalties.</text:span></text:p>
      <text:h text:style-name="Heading_20_2" text:outline-level="2"><text:bookmark text:name="__RefHeading__791_1610511629"/>Fleet control<text:bookmark-end text:name="__RefHeading__791_1610511629"/></text:h>
      <text:p text:style-name="Text_20_body"><text:tab/>For the purpose of control, ships are grouped by type (design) and position. Commands that move a group of ships can be used to split and join groups of same type. List of commands players can issue to each group of ships:</text:p>
      <text:list xml:id="list41298118" text:style-name="L1">
        <text:list-item>
          <text:p text:style-name="P15"><text:span text:style-name="T3">Fight</text:span><text:span text:style-name="T1"> – stay where you are and fire upon opposing fleet</text:span></text:p>
        </text:list-item>
        <text:list-item>
          <text:p text:style-name="P15"><text:span text:style-name="T3">Retreat –</text:span><text:span text:style-name="T1"> move away from battlefield</text:span></text:p>
        </text:list-item>
        <text:list-item>
          <text:p text:style-name="P15"><text:span text:style-name="T3">Move in</text:span><text:span text:style-name="T1"> – move towards enemy</text:span></text:p>
        </text:list-item>
        <text:list-item>
          <text:p text:style-name="P15"><text:span text:style-name="T3">Pull back</text:span><text:span text:style-name="T1"> – move away from enemies</text:span></text:p>
        </text:list-item>
      </text:list>
      <text:h text:style-name="P30" text:outline-level="2"><text:bookmark text:name="__RefHeading__571_215773283"/>Sides<text:bookmark-end text:name="__RefHeading__571_215773283"/></text:h>
      <text:p text:style-name="P4"><text:tab/>Each player sees two to three sides: own fleet, opposing fleets and others. "Others" are all ships belonging to players that signed non-aggression pact (or alliance) with given player. Opposing fleets include all ships belonging to players that don't have signed non-aggression pact, no matter how many players are in question.</text:p>
      <text:h text:style-name="Heading_20_1" text:outline-level="1"><text:bookmark text:name="__RefHeading__681_1610511629"/>Phases<text:bookmark-end text:name="__RefHeading__681_1610511629"/></text:h>
      <text:p text:style-name="Text_20_body"><text:tab/>Much like the main part of the game, space combat has strictly defined how the turns are processed. Each phase has to finish before next phase starts. Also, actions within phase should not be dependent on player order. Processing player A before player B should yield same results as processing player B before player A (given the same sequence of random numbers). Order of actions in space combat is following:</text:p>
      <text:list xml:id="list41316602" text:style-name="L2">
        <text:list-item>
          <text:p text:style-name="P16">Roll to detect cloaked ships</text:p>
        </text:list-item>
        <text:list-item>
          <text:p text:style-name="P16">Player gives orders</text:p>
        </text:list-item>
        <text:list-item>
          <text:p text:style-name="P16">Ships exchange fire</text:p>
        </text:list-item>
        <text:list-item>
          <text:p text:style-name="P16">Ships with "zero or less HP" are destroyed </text:p>
        </text:list-item>
        <text:list-item>
          <text:p text:style-name="P16">Shields regenerate</text:p>
        </text:list-item>
        <text:list-item>
          <text:p text:style-name="P16">Ships roll to recloak</text:p>
        </text:list-item>
        <text:list-item>
          <text:p text:style-name="P16">Ships move</text:p>
        </text:list-item>
        <text:list-item>
          <text:p text:style-name="P16">Players receive report</text:p>
        </text:list-item>
      </text:list>
      <text:p text:style-name="Text_20_body"><text:tab/>Players issue their orders base on information from the beginning of the turn plus report (phase 8) from last turn. Exception to that is phase 1, detection of cloaked ships is the only action ships perform before player issues orders. Player's orders at the end of the turn.</text:p>
      <text:p text:style-name="Text_20_body"><text:tab/>As mentioned in chapter 1, ship are not destroyed immediately when armor drops to or below zero. They participate in phase 3 as their armor points were still positive, even if they are processed after opposing player's ships.</text:p>
      <text:h text:style-name="Heading_20_1" text:outline-level="1"><text:bookmark text:name="__RefHeading__683_1610511629"/>Calculations<text:bookmark-end text:name="__RefHeading__683_1610511629"/></text:h>
      <text:p text:style-name="Text_20_body"><text:tab/>Most aspects of combat are fitting to the following scheme: subtract attack value from defense value, calculate chance for attacker's action, roll the dice. This scheme applies to detect cloaked roll, to hit roll, to recloak roll and simplified version applies to jamming strength. For example for detecting cloaked ships the attack value is sensor strength while defense value is cloaking strength. To calculate chance for attacker's action, following formula is used:</text:p>
      <text:p text:style-name="Text_20_body"/>
      <text:p text:style-name="P1"><draw:frame draw:style-name="fr1" draw:name="Object1" text:anchor-type="as-char" svg:width="4.09cm" svg:height="2.214cm" draw:z-index="0"><draw:object xlink:href="./Object 1" xlink:type="simple" xlink:show="embed" xlink:actuate="onLoad"/><draw:image xlink:href="./ObjectReplacements/Object 1" xlink:type="simple" xlink:show="embed" xlink:actuate="onLoad"/></draw:frame></text:p>
      <text:p text:style-name="P2"/>
      <text:p text:style-name="P2"><text:tab/>Where <text:span text:style-name="T3">x</text:span><text:span text:style-name="T1"> is difference between attack and defense value (</text:span><text:span text:style-name="T3">x = attack – defense</text:span><text:span text:style-name="T1">) and </text:span><text:span text:style-name="T3">b</text:span><text:span text:style-name="T1"> is parameter defining how fast </text:span><text:span text:style-name="T3">p(x)</text:span><text:span text:style-name="T1"> changes for </text:span><text:span text:style-name="T3">x</text:span><text:span text:style-name="T1">. Idea behind this function is that chance changes equally for each value of </text:span><text:span text:style-name="T3">x</text:span><text:span text:style-name="T1">. If an attack value is lower then a defense value, each bonus point to an attack value would increase the chance of <text:s/>an action by the same relative percentage. For example if a certain bonus increases 10% chance to 11% than the same bonus would be increase 30% chance to 33%. If an attack value is bigger then a defense value, the chance to fail the action decreases by the same principle.</text:span></text:p>
      <text:p text:style-name="P3"/>
      <text:h text:style-name="P30" text:outline-level="2"><text:bookmark text:name="__RefHeading__793_1610511629"/>Ship characteristics used in space combat<text:bookmark-end text:name="__RefHeading__793_1610511629"/></text:h>
      <text:p text:style-name="P4"><text:tab/>Below is the list of static ship characteristics defined by ship design that are relevant to ship combat. Static characteristics do not change during combat.</text:p>
      <text:list xml:id="list41298125" text:style-name="L3">
        <text:list-item>
          <text:p text:style-name="P17"><text:span text:style-name="T3">Armor points</text:span><text:span text:style-name="T1"> </text:span><text:span text:style-name="T3">(max.)</text:span><text:span text:style-name="T1"> – receives damage, if drops to or below zero, ship is destroyed</text:span></text:p>
        </text:list-item>
        <text:list-item>
          <text:p text:style-name="P17"><text:span text:style-name="T3">Armor damage reduction</text:span><text:span text:style-name="T1"> – reduces damage to armor</text:span></text:p>
        </text:list-item>
        <text:list-item>
          <text:p text:style-name="P17"><text:span text:style-name="T3">Shield strength (max.)</text:span><text:span text:style-name="T1"> – receives damage, if <text:s/>drops to or below zero, excess damage goes to armor</text:span></text:p>
        </text:list-item>
        <text:list-item>
          <text:p text:style-name="P17"><text:span text:style-name="T3">Shield damage reduction</text:span><text:span text:style-name="T1"> – reduces damage to shield</text:span></text:p>
        </text:list-item>
        <text:list-item>
          <text:p text:style-name="P17"><text:span text:style-name="T3">Shield coverage</text:span><text:span text:style-name="T1"> – amount of damage that goes to shield (rest goes directly to armor)</text:span></text:p>
        </text:list-item>
        <text:list-item>
          <text:p text:style-name="P18">Shield regeneration<text:span text:style-name="T1"> – number of shield strength points restored after each combat round</text:span></text:p>
        </text:list-item>
        <text:list-item>
          <text:p text:style-name="P17"><text:span text:style-name="T3">Ship size</text:span><text:span text:style-name="T1"> – influences algorithm for picking target</text:span></text:p>
        </text:list-item>
        <text:list-item>
          <text:p text:style-name="P17"><text:span text:style-name="T3">Maneuverability</text:span><text:span text:style-name="T1"> – defense value in to hit roll</text:span></text:p>
        </text:list-item>
        <text:list-item>
          <text:p text:style-name="P17"><text:span text:style-name="T3">Inertia</text:span><text:span text:style-name="T1"> – reduces maneuverability (can't reduce below zero)</text:span></text:p>
        </text:list-item>
        <text:list-item>
          <text:p text:style-name="P18">Sensor strength<text:span text:style-name="T1"> – attack value for detecting cloaked ships roll and for countering jammers and defensive value in recloak roll</text:span></text:p>
        </text:list-item>
        <text:list-item>
          <text:p text:style-name="P18">Cloaking strength<text:span text:style-name="T1"> – defense value in detect cloaked roll and attack value in recloak roll</text:span></text:p>
        </text:list-item>
        <text:list-item>
          <text:p text:style-name="P18">Jamming strength –<text:span text:style-name="T1"> decreases opponents chance to hit</text:span></text:p>
        </text:list-item>
      </text:list>
      <text:h text:style-name="P30" text:outline-level="2"><text:bookmark text:name="__RefHeading__573_215773283"/>Ship state variables<text:bookmark-end text:name="__RefHeading__573_215773283"/></text:h>
      <text:p text:style-name="P4"><text:tab/>Unlike characteristics above, state variables can change during combat.</text:p>
      <text:list xml:id="list41295983" text:style-name="L4">
        <text:list-item>
          <text:p text:style-name="P19"><text:soft-page-break/>Armor points</text:p>
        </text:list-item>
        <text:list-item>
          <text:p text:style-name="P19">Shield strength</text:p>
        </text:list-item>
        <text:list-item>
          <text:p text:style-name="P19">Is cloaked<text:span text:style-name="T1"> – relative to each opponent</text:span></text:p>
        </text:list-item>
        <text:list-item>
          <text:p text:style-name="P19">Position</text:p>
        </text:list-item>
        <text:list-item>
          <text:p text:style-name="P19">Ammo<text:span text:style-name="T1"> – for each weapon that require ammo</text:span></text:p>
        </text:list-item>
      </text:list>
      <text:h text:style-name="P30" text:outline-level="2"><text:bookmark text:name="__RefHeading__795_1610511629"/>Weapon characteristics<text:bookmark-end text:name="__RefHeading__795_1610511629"/></text:h>
      <text:p text:style-name="P4">Direct fire weapons:</text:p>
      <text:list xml:id="list41299527" text:style-name="L5">
        <text:list-item>
          <text:p text:style-name="P22"><text:span text:style-name="T3">Firepower</text:span><text:span text:style-name="T1"> – damage potential</text:span></text:p>
        </text:list-item>
        <text:list-item>
          <text:p text:style-name="P20">Accuracy<text:span text:style-name="T1"> – attack value in to hit roll</text:span></text:p>
        </text:list-item>
        <text:list-item>
          <text:p text:style-name="P20">Armor penetration –<text:span text:style-name="T1"> counters armor damage reduction</text:span></text:p>
        </text:list-item>
        <text:list-item>
          <text:p text:style-name="P20">Shield penetration –<text:span text:style-name="T1"> counters shield damage reduction</text:span></text:p>
        </text:list-item>
      </text:list>
      <text:p text:style-name="P4"/>
      <text:p text:style-name="P4">Indirect fire weapons (missiles, torpedoes, etc.):</text:p>
      <text:list xml:id="list41317354" text:style-name="L6">
        <text:list-item>
          <text:p text:style-name="P23"><text:span text:style-name="T3">Firepower, accuracy, armor &amp; shield penetration</text:span><text:span text:style-name="T1"> – same as direct fire</text:span></text:p>
        </text:list-item>
        <text:list-item>
          <text:p text:style-name="P21">Guidance<text:span text:style-name="T1"> – influences sensor jamming calculation</text:span></text:p>
        </text:list-item>
        <text:list-item>
          <text:p text:style-name="P24">All ship stats, static and variable – can be shoot down</text:p>
        </text:list-item>
      </text:list>
      <text:h text:style-name="P30" text:outline-level="2"><text:bookmark text:name="__RefHeading__797_1610511629"/>Detecting cloaked ships and recloaking<text:bookmark-end text:name="__RefHeading__797_1610511629"/></text:h>
      <text:p text:style-name="P4">Steps for detecting cloaked ships:</text:p>
      <text:list xml:id="list41299490" text:style-name="L7">
        <text:list-item>
          <text:p text:style-name="P27"><text:span text:style-name="T1">From the fleet that is attempting to detect cloaked ships, pick the ship with the highest sensor strength value. That value will be used as attack value a will be denotated as </text:span><text:span text:style-name="T3">s</text:span><text:span text:style-name="T1">.</text:span></text:p>
        </text:list-item>
        <text:list-item>
          <text:p text:style-name="P27"><text:span text:style-name="T1">Let </text:span><text:span text:style-name="T3">c</text:span><text:span text:style-name="T5">i</text:span><text:span text:style-name="T3"> </text:span><text:span text:style-name="T1">be cloaking strength (defense value) of </text:span><text:span text:style-name="T3">i-th</text:span><text:span text:style-name="T1"> in the opposing fleet.</text:span></text:p>
        </text:list-item>
        <text:list-item>
          <text:p text:style-name="P27"><text:span text:style-name="T1">Calculate </text:span><text:span text:style-name="T3">p</text:span><text:span text:style-name="T5">i</text:span><text:span text:style-name="T3">(c</text:span><text:span text:style-name="T5">i</text:span><text:span text:style-name="T3"> – s) </text:span><text:span text:style-name="T1">and random number </text:span><text:span text:style-name="T3">r</text:span><text:span text:style-name="T5">i</text:span><text:span text:style-name="T1"> for each ship in the opposing fleet.</text:span></text:p>
        </text:list-item>
        <text:list-item>
          <text:p text:style-name="P27"><text:span text:style-name="T1">If <text:s/></text:span><text:span text:style-name="T3">r</text:span><text:span text:style-name="T5">i</text:span><text:span text:style-name="T6"> </text:span><text:span text:style-name="T7">&lt;</text:span><text:span text:style-name="T6"> p</text:span><text:span text:style-name="T5">i</text:span><text:span text:style-name="T6"> </text:span><text:span text:style-name="T7">then</text:span><text:span text:style-name="T6"> i</text:span><text:span text:style-name="T3">-th</text:span><text:span text:style-name="T1"> ship is successfully detected.</text:span></text:p>
        </text:list-item>
      </text:list>
      <text:p text:style-name="P4"/>
      <text:p text:style-name="P4"><text:tab/>Recloaking is similar to detection with reversed attack and defense values except that success requires two dice rolls. Steps for recloaking:</text:p>
      <text:list xml:id="list42246038" text:continue-list="list41299490" text:style-name="L7">
        <text:list-item text:start-value="1">
          <text:p text:style-name="P27"><text:span text:style-name="T1">Let </text:span><text:span text:style-name="T3">s</text:span><text:span text:style-name="T1"> be the highest ship sensor strength value from the opposing fleet.</text:span></text:p>
        </text:list-item>
        <text:list-item>
          <text:p text:style-name="P27"><text:span text:style-name="T1">Let </text:span><text:span text:style-name="T3">c</text:span><text:span text:style-name="T5">i</text:span><text:span text:style-name="T3"> </text:span><text:span text:style-name="T1">be cloaking strength of </text:span><text:span text:style-name="T3">i-th</text:span><text:span text:style-name="T1"> attempting to recloak.</text:span></text:p>
        </text:list-item>
        <text:list-item>
          <text:p text:style-name="P27"><text:span text:style-name="T1">Calculate </text:span><text:span text:style-name="T3">p</text:span><text:span text:style-name="T5">i</text:span><text:span text:style-name="T3">(s - c</text:span><text:span text:style-name="T5">i</text:span><text:span text:style-name="T3">) </text:span><text:span text:style-name="T1">and two random numbers </text:span><text:span text:style-name="T3">r</text:span><text:span text:style-name="T5">i1</text:span><text:span text:style-name="T1"> and </text:span><text:span text:style-name="T3">r</text:span><text:span text:style-name="T5">i2</text:span><text:span text:style-name="T1"> for each ship attempting to recloak.</text:span></text:p>
        </text:list-item>
        <text:list-item>
          <text:p text:style-name="P27"><text:span text:style-name="T1">If <text:s/></text:span><text:span text:style-name="T3">r</text:span><text:span text:style-name="T5">i1</text:span><text:span text:style-name="T6">, r</text:span><text:span text:style-name="T5">i2 </text:span><text:span text:style-name="T7">&lt;</text:span><text:span text:style-name="T6"> p</text:span><text:span text:style-name="T5">i</text:span><text:span text:style-name="T6"> </text:span><text:span text:style-name="T7">then</text:span><text:span text:style-name="T6"> i</text:span><text:span text:style-name="T3">-th</text:span><text:span text:style-name="T1"> ship successfully recloaks.</text:span></text:p>
        </text:list-item>
      </text:list>
      <text:h text:style-name="P30" text:outline-level="2"><text:bookmark text:name="__RefHeading__799_1610511629"/>Fire exchange<text:bookmark-end text:name="__RefHeading__799_1610511629"/></text:h>
      <text:p text:style-name="P4">For each ship:</text:p>
      <text:list xml:id="list41293016" text:style-name="L8">
        <text:list-item>
          <text:p text:style-name="P25">Pick target for a primary weapon, is the ship (attacker) has any.</text:p>
        </text:list-item>
        <text:list-item>
          <text:p text:style-name="P25">Calculate chance to hit.</text:p>
        </text:list-item>
        <text:list-item>
          <text:p text:style-name="P25"><text:soft-page-break/>Fire once.</text:p>
        </text:list-item>
        <text:list-item>
          <text:p text:style-name="P25">While the target is alive and attacker's primary weapon can fire again repeat step 2.</text:p>
        </text:list-item>
        <text:list-item>
          <text:p text:style-name="P25">If attacker's primary weapon still can fire, repeat from step 1.</text:p>
        </text:list-item>
        <text:list-item>
          <text:p text:style-name="P25">If the attacker has secondary weapon, repeat steps 1 – 4 for that weapon.</text:p>
        </text:list-item>
      </text:list>
      <text:h text:style-name="Heading_20_3" text:outline-level="3">Picking target</text:h>
      <text:list xml:id="list41303213" text:style-name="L9">
        <text:list-item>
          <text:p text:style-name="P28">Sort (line up) uncloaked opposing ships</text:p>
        </text:list-item>
        <text:list-item>
          <text:p text:style-name="P28">Calculate <text:span text:style-name="T3">weight</text:span><text:span text:style-name="T1"> for each opposing ship</text:span></text:p>
        </text:list-item>
        <text:list-item>
          <text:p text:style-name="P28"><text:span text:style-name="T1">Generate random number </text:span><text:span text:style-name="T3">r</text:span><text:span text:style-name="T1"> between 0 and sum of all weights</text:span></text:p>
        </text:list-item>
        <text:list-item>
          <text:p text:style-name="P26">Using roulette wheel method pick target</text:p>
        </text:list-item>
      </text:list>
      <text:p text:style-name="P4"><text:tab/>Weight influences probability of picking certain ship. It is influenced by ship (target) size and weapon's preference. Weapon's target can be either small targets, normal or large targets. Exact calculation is shown in table below.</text:p>
      <text:p text:style-name="P4"/>
      <table:table table:name="Table1" table:style-name="Table1">
        <table:table-column table:style-name="Table1.A"/>
        <table:table-column table:style-name="Table1.B"/>
        <table:table-row>
          <table:table-cell table:style-name="Table1.A1" office:value-type="string">
            <text:p text:style-name="P7">Weapon's preference</text:p>
          </table:table-cell>
          <table:table-cell table:style-name="Table1.B1" office:value-type="string">
            <text:p text:style-name="P7">Target's weight</text:p>
          </table:table-cell>
        </table:table-row>
        <table:table-row>
          <table:table-cell table:style-name="Table1.A2" office:value-type="string">
            <text:p text:style-name="Table_20_Contents">Small targets</text:p>
          </table:table-cell>
          <table:table-cell table:style-name="Table1.B2" office:value-type="string">
            <text:p text:style-name="P7"><text:span text:style-name="T1">1 / </text:span><text:span text:style-name="T3">ship size</text:span></text:p>
          </table:table-cell>
        </table:table-row>
        <table:table-row>
          <table:table-cell table:style-name="Table1.A2" office:value-type="string">
            <text:p text:style-name="Table_20_Contents">Normal</text:p>
          </table:table-cell>
          <table:table-cell table:style-name="Table1.B2" office:value-type="string">
            <text:p text:style-name="P8">ship size</text:p>
          </table:table-cell>
        </table:table-row>
        <table:table-row>
          <table:table-cell table:style-name="Table1.A2" office:value-type="string">
            <text:p text:style-name="Table_20_Contents">Large targets</text:p>
          </table:table-cell>
          <table:table-cell table:style-name="Table1.B2" office:value-type="string">
            <text:p text:style-name="P7"><text:span text:style-name="T3">(ship size)</text:span><text:span text:style-name="T8">2</text:span></text:p>
          </table:table-cell>
        </table:table-row>
      </table:table>
      <text:p text:style-name="P5"/>
      <text:p text:style-name="P4"><text:tab/>Roulette wheel method is best explained by example. Let list <text:span text:style-name="T3">L</text:span> contain three objects with weights 4, 8, 3 (in that order). To pick an object using roulette wheel random number from range [0, 15] (sum of all weights in <text:span text:style-name="T3">L</text:span> is 15) has to be generated. If generated number is between 0 and 4, first object is selected, if it is between 4 and 12 second object is chosen and it is between 12 and 15 third is chosen.</text:p>
      <text:h text:style-name="Heading_20_3" text:outline-level="3">Chance to hit</text:h>
      <text:p text:style-name="Text_20_body"><text:tab/>Chance to hit is calculated using following formula:</text:p>
      <text:p text:style-name="P6"><draw:frame draw:style-name="fr2" draw:name="Object2" text:anchor-type="as-char" svg:y="-0.213cm" svg:width="4.852cm" svg:height="1.154cm" draw:z-index="1"><draw:object xlink:href="./Object 2" xlink:type="simple" xlink:show="embed" xlink:actuate="onLoad"/><draw:image xlink:href="./ObjectReplacements/Object 2" xlink:type="simple" xlink:show="embed" xlink:actuate="onLoad"/><svg:desc>formula</svg:desc></draw:frame></text:p>
      <text:p text:style-name="P9">Where:</text:p>
      <text:p text:style-name="P9"><text:tab/> <text:span text:style-name="T3">a</text:span> is attacker's weapon accuracy</text:p>
      <text:p text:style-name="P9"><text:tab/> <text:span text:style-name="T3">m</text:span> is target's maneuverability</text:p>
      <text:p text:style-name="P9"><text:tab/> <text:span text:style-name="T3">s</text:span> is attacker's fleet sensor strength (same value used to detect cloaked ships)</text:p>
      <text:p text:style-name="P9"><text:tab/> <text:span text:style-name="T3">j</text:span> is targets's sensor jamming strength</text:p>
      <text:p text:style-name="P9"><text:tab/><text:span text:style-name="T3">b</text:span><text:span text:style-name="T2"> is dampening factor, similar to value </text:span><text:span text:style-name="T4">b</text:span><text:span text:style-name="T2"> in function </text:span><text:span text:style-name="T4">p(x)</text:span></text:p>
      <text:p text:style-name="P11"><text:tab/>Basically it's accuracy versus maneuverability roll. If attacker's sensor strength is higher than target's jammer strength, the chance to hit is simply <text:span text:style-name="T3">p(x)</text:span> where <text:span text:style-name="T3">x</text:span> is accuracy minus maneuverability. If jammer is stronger than sensors, chance to hit is decreased exponentially.</text:p>
      <text:h text:style-name="Heading_20_3" text:outline-level="3"><text:soft-page-break/>Dealing damage</text:h>
      <text:p text:style-name="Text_20_body"><text:tab/>If to hit roll is successful than target receives damage. Damage is applied to target's shield (if target has any) and then to armor. Before further explanation, let's introduce functions and values relevant to damage calculation:</text:p>
      <text:p text:style-name="P6"><draw:frame draw:style-name="fr2" draw:name="Object3" text:anchor-type="as-char" svg:y="-0.213cm" svg:width="3.572cm" svg:height="2.621cm" draw:z-index="2"><draw:object xlink:href="./Object 3" xlink:type="simple" xlink:show="embed" xlink:actuate="onLoad"/><draw:image xlink:href="./ObjectReplacements/Object 3" xlink:type="simple" xlink:show="embed" xlink:actuate="onLoad"/><svg:desc>formula</svg:desc></draw:frame></text:p>
      <text:p text:style-name="P9">Where:</text:p>
      <text:p text:style-name="P9"><text:tab/> <text:span text:style-name="T3">f</text:span> is firepower</text:p>
      <text:p text:style-name="P10"><text:tab/> <text:span text:style-name="T3">r</text:span> is damage reduction value</text:p>
      <text:p text:style-name="P10"><text:span text:style-name="T3"><text:tab/>d</text:span><text:span text:style-name="T3">(f, r)</text:span> is damage applied to target's shield or armor</text:p>
      <text:p text:style-name="P10"><text:tab/><text:span text:style-name="T3">s</text:span><text:span text:style-name="T5">c</text:span> is shield coverage value</text:p>
      <text:p text:style-name="P10"><text:span text:style-name="T3"><text:tab/>c(f)</text:span><text:span text:style-name="T1"> is firepower applied to target's shield</text:span></text:p>
      <text:p text:style-name="P10"><text:span text:style-name="T3"><text:tab/>s</text:span><text:span text:style-name="T5">r0</text:span><text:span text:style-name="T1"> is base shield's damage reduction value</text:span></text:p>
      <text:p text:style-name="P10"><text:span text:style-name="T3"><text:tab/>s</text:span><text:span text:style-name="T5">r</text:span><text:span text:style-name="T1"> is effective shield's damage reduction value</text:span></text:p>
      <text:p text:style-name="P10"><text:span text:style-name="T3"><text:tab/>s</text:span><text:span text:style-name="T5">current</text:span><text:span text:style-name="T1"> is actual shield strength</text:span></text:p>
      <text:p text:style-name="P10"><text:span text:style-name="T1"><text:tab/></text:span><text:span text:style-name="T3">s</text:span><text:span text:style-name="T5">max</text:span><text:span text:style-name="T1"> is maximal shield strength</text:span></text:p>
      <text:p text:style-name="P12"><text:tab/>Shields do not absorb all damage. Function <text:span text:style-name="T3">c(f) </text:span>determines amount of firepower applied to shields. After shield coverage is calculated, shield's damage reduction is applied. Total damage to shields equals to <text:span text:style-name="T3">d(c(f), s</text:span><text:span text:style-name="T5">r</text:span><text:span text:style-name="T3">) </text:span><text:span text:style-name="T1">where </text:span><text:span text:style-name="T3">f</text:span><text:span text:style-name="T1"> is initial weapon's firepower. </text:span></text:p>
      <text:p text:style-name="P12"><text:span text:style-name="T1"><text:tab/>Firepower that is not absorbed by shield goes directly to armor. Also if damage to shield is greater then shield's strength, firepower applied to armor is increased by excess damage to shields. Damage to armor equals to </text:span><text:span text:style-name="T3">d(f</text:span><text:span text:style-name="T5">a</text:span><text:span text:style-name="T3">, r</text:span><text:span text:style-name="T5">a</text:span><text:span text:style-name="T3">)</text:span><text:span text:style-name="T1"> where </text:span><text:span text:style-name="T3">f</text:span><text:span text:style-name="T5">a</text:span><text:span text:style-name="T1"> is firepower against armor and </text:span><text:span text:style-name="T3">r</text:span><text:span text:style-name="T5">a</text:span><text:span text:style-name="T1"> armor's damage reduction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1T14:45:53.83</meta:creation-date>
    <dc:date>2012-05-07T22:12:48.45</dc:date>
    <meta:editing-duration>P1DT3H19M29S</meta:editing-duration>
    <meta:editing-cycles>56</meta:editing-cycles>
    <meta:generator>OpenOffice.org/3.3$Win32 OpenOffice.org_project/330m20$Build-9567</meta:generator>
    <meta:document-statistic meta:table-count="1" meta:image-count="0" meta:object-count="3" meta:page-count="7" meta:paragraph-count="134" meta:word-count="1713" meta:character-count="9988"/>
  </office:meta>
</office:document-meta>
</file>

<file path=Object 1/content.xml><?xml version="1.0" encoding="utf-8"?>
<math xmlns="http://www.w3.org/1998/Math/MathML">
  <semantics>
    <mrow>
      <mi>p</mi>
      <mrow>
        <mrow>
          <mo stretchy="false">(</mo>
          <mi>x</mi>
          <mo stretchy="false">)</mo>
        </mrow>
        <mi mathvariant="normal">=</mi>
        <mrow>
          <mi stretchy="true" mathvariant="normal">{</mi>
          <mtable>
            <mtr>
              <mtd>
                <mrow>
                  <mfrac>
                    <mn>1</mn>
                    <mn>2</mn>
                  </mfrac>
                  <msup>
                    <mi>b</mi>
                    <mrow>
                      <mi mathvariant="normal">−</mi>
                      <mi>x</mi>
                    </mrow>
                  </msup>
                  <mi>,</mi>
                  <mrow>
                    <mi>x</mi>
                    <mo stretchy="false">≤</mo>
                    <mn>0</mn>
                  </mrow>
                </mrow>
              </mtd>
            </mtr>
            <mtr>
              <mtd>
                <mrow>
                  <mrow>
                    <mn>1</mn>
                    <mi mathvariant="normal">−</mi>
                    <mfrac>
                      <mn>1</mn>
                      <mn>2</mn>
                    </mfrac>
                  </mrow>
                  <msup>
                    <mi>b</mi>
                    <mrow>
                      <mi mathvariant="normal">−</mi>
                      <mi>x</mi>
                    </mrow>
                  </msup>
                  <mi>,</mi>
                  <mrow>
                    <mi>x</mi>
                    <mo stretchy="false">&gt;</mo>
                    <mn>0</mn>
                  </mrow>
                </mrow>
              </mtd>
            </mtr>
          </mtable>
        </mrow>
      </mrow>
    </mrow>
    <annotation encoding="StarMath 5.0">p(x) = left lbrace binom{{1} over {2} b^-x,	x leslant 0 }{1-{1} over {2} b^-x, x &gt; 0 } right none</annotation>
  </semantics>
</math>
</file>

<file path=Object 2/content.xml><?xml version="1.0" encoding="utf-8"?>
<math xmlns="http://www.w3.org/1998/Math/MathML">
  <semantics>
    <mrow>
      <msub>
        <mi>c</mi>
        <mi mathvariant="italic">hit</mi>
      </msub>
      <mi mathvariant="normal">=</mi>
      <mrow>
        <mi stretchy="true" mathvariant="normal">{</mi>
        <mtable>
          <mtr>
            <mtd>
              <mrow>
                <mi>p</mi>
                <mrow>
                  <mo stretchy="false">(</mo>
                  <mrow>
                    <mi>a</mi>
                    <mi mathvariant="normal">−</mi>
                    <mi>m</mi>
                  </mrow>
                  <mo stretchy="false">)</mo>
                </mrow>
                <msup>
                  <mi>b</mi>
                  <mrow>
                    <mi mathvariant="normal">−</mi>
                    <mrow>
                      <mo stretchy="false">(</mo>
                      <mrow>
                        <mi>j</mi>
                        <mi mathvariant="normal">−</mi>
                        <mi>s</mi>
                      </mrow>
                      <mo stretchy="false">)</mo>
                    </mrow>
                  </mrow>
                </msup>
                <mi>,</mi>
                <mrow>
                  <mi>s</mi>
                  <mo stretchy="false">&lt;</mo>
                  <mi>j</mi>
                </mrow>
              </mrow>
            </mtd>
          </mtr>
          <mtr>
            <mtd>
              <mrow>
                <mi>p</mi>
                <mrow>
                  <mo stretchy="false">(</mo>
                  <mrow>
                    <mi>a</mi>
                    <mi mathvariant="normal">−</mi>
                    <mi>m</mi>
                  </mrow>
                  <mo stretchy="false">)</mo>
                </mrow>
                <mi>,</mi>
                <mrow>
                  <mi>s</mi>
                  <mi mathvariant="normal">≥</mi>
                  <mi>j</mi>
                </mrow>
              </mrow>
            </mtd>
          </mtr>
        </mtable>
      </mrow>
    </mrow>
    <annotation encoding="StarMath 5.0">c_{hit} = left lbrace binom{ p(a-m) b^-(j-s),	s &lt; j }{p(a-m), s &gt;= j } right none</annotation>
  </semantics>
</math>
</file>

<file path=Object 3/content.xml><?xml version="1.0" encoding="utf-8"?>
<math xmlns="http://www.w3.org/1998/Math/MathML">
  <semantics>
    <mtable>
      <mtr>
        <mtd>
          <mrow>
            <mi>d</mi>
            <mrow>
              <mrow>
                <mo stretchy="false">(</mo>
                <mrow>
                  <mi>f</mi>
                  <mi>,</mi>
                  <mi>r</mi>
                </mrow>
                <mo stretchy="false">)</mo>
              </mrow>
              <mo stretchy="false">=</mo>
              <mi>f</mi>
            </mrow>
            <msup>
              <mn>2</mn>
              <mfrac>
                <mrow>
                  <mo stretchy="false">−</mo>
                  <mi>r</mi>
                </mrow>
                <mi>f</mi>
              </mfrac>
            </msup>
          </mrow>
        </mtd>
      </mtr>
      <mtr>
        <mtd>
          <mrow>
            <mi>c</mi>
            <mrow>
              <mrow>
                <mo stretchy="false">(</mo>
                <mi>f</mi>
                <mo stretchy="false">)</mo>
              </mrow>
              <mo stretchy="false">=</mo>
              <mrow>
                <mi>f</mi>
                <mo stretchy="false">−</mo>
                <mi>d</mi>
              </mrow>
            </mrow>
            <mrow>
              <mo stretchy="false">(</mo>
              <mrow>
                <mi>f</mi>
                <mi>,</mi>
                <msub>
                  <mi>s</mi>
                  <mi>c</mi>
                </msub>
              </mrow>
              <mo stretchy="false">)</mo>
            </mrow>
          </mrow>
        </mtd>
      </mtr>
      <mtr>
        <mtd>
          <mrow>
            <mrow>
              <msub>
                <mi>s</mi>
                <mi>r</mi>
              </msub>
              <mo stretchy="false">=</mo>
              <msub>
                <mi>s</mi>
                <mi mathvariant="italic">r0</mi>
              </msub>
            </mrow>
            <msqrt>
              <mfrac>
                <msub>
                  <mi>s</mi>
                  <mi mathvariant="italic">current</mi>
                </msub>
                <msub>
                  <mi>s</mi>
                  <mi mathvariant="italic">max</mi>
                </msub>
              </mfrac>
            </msqrt>
          </mrow>
        </mtd>
      </mtr>
    </mtable>
    <annotation encoding="StarMath 5.0">d(f, r) = f 2^{-r over f} newline 
c(f) = f - d(f, s_c) newline
s_r = s_r0 sqrt{s_current over s_max}</annotation>
  </semantics>
</math>
</file>